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072cm" fo:min-width="4.0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1.55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6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4.4cm"/>
    </style:style>
    <style:style style:name="gr9" style:family="graphic" style:parent-style-name="standard">
      <style:graphic-properties draw:textarea-horizontal-align="justify" draw:textarea-vertical-align="middle" draw:auto-grow-height="false" fo:min-height="0.696cm" fo:min-width="2.6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1.7cm" svg:x="6.2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5.8cm" svg:height="1.7cm" svg:x="1.2cm" svg:y="22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2.1cm" svg:x="5.3cm" svg:y="5.1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1cm" svg:y1="3.5cm" svg:x2="8.9cm" svg:y2="5.1cm" draw:start-shape="id1" draw:start-glue-point="8" draw:end-shape="id2" draw:end-glue-point="5" svg:d="M9100 3500l-200 1600" svg:viewBox="0 0 201 1601">
          <text:p/>
        </draw:connector>
        <draw:custom-shape draw:style-name="gr4" draw:text-style-name="P1" xml:id="id3" draw:id="id3" draw:layer="layout" svg:width="5.4cm" svg:height="2.1cm" svg:x="6.7cm" svg:y="9.3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9cm" svg:y1="7.2cm" svg:x2="9.4cm" svg:y2="9.3cm" draw:start-shape="id2" draw:start-glue-point="8" draw:end-shape="id3" draw:end-glue-point="0" svg:d="M8900 7200l500 2100" svg:viewBox="0 0 501 2101">
          <text:p/>
        </draw:connector>
        <draw:custom-shape draw:style-name="gr5" draw:text-style-name="P1" xml:id="id4" draw:id="id4" draw:layer="layout" svg:width="4.1cm" svg:height="4.5cm" svg:x="7.3cm" svg:y="12.6cm">
          <text:p text:style-name="P1">i &lt; il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draw:type="line" svg:x1="9.4cm" svg:y1="11.4cm" svg:x2="9.35cm" svg:y2="12.6cm" draw:start-shape="id3" draw:start-glue-point="2" draw:end-shape="id4" svg:d="M9400 11400l-50 1200" svg:viewBox="0 0 51 1201">
          <text:p/>
        </draw:connector>
        <draw:custom-shape draw:style-name="gr2" draw:text-style-name="P1" xml:id="id5" draw:id="id5" draw:layer="layout" svg:width="7.2cm" svg:height="2.1cm" svg:x="11.8cm" svg:y="16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6.6cm" svg:height="1.9cm" svg:x="12.1cm" svg:y="19.1cm">
          <text:p text:style-name="P1">Wynik = wynik + liczb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4cm" svg:y1="14.85cm" svg:x2="15.4cm" svg:y2="16cm" draw:start-shape="id4" draw:start-glue-point="7" draw:end-shape="id5" svg:d="M11400 14850h4000v1150" svg:viewBox="0 0 4001 1151">
          <text:p text:style-name="P1">TAK</text:p>
        </draw:connector>
        <draw:connector draw:style-name="gr3" draw:text-style-name="P2" draw:layer="layout" draw:type="line" svg:x1="15.4cm" svg:y1="18.1cm" svg:x2="15.4cm" svg:y2="19.1cm" draw:start-shape="id5" draw:start-glue-point="8" draw:end-shape="id6" svg:d="M15400 18100v1000" svg:viewBox="0 0 1 1001">
          <text:p/>
        </draw:connector>
        <draw:custom-shape draw:style-name="gr8" draw:text-style-name="P1" xml:id="id7" draw:id="id7" draw:layer="layout" svg:width="4.9cm" svg:height="2.3cm" svg:x="12.948cm" svg:y="22.351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4cm" svg:y1="21cm" svg:x2="15.398cm" svg:y2="22.351cm" draw:start-shape="id6" draw:start-glue-point="2" draw:end-shape="id7" draw:end-glue-point="0" svg:d="M15400 21000l-2 1351" svg:viewBox="0 0 3 1352">
          <text:p/>
        </draw:connector>
        <draw:connector draw:style-name="gr3" draw:text-style-name="P2" draw:layer="layout" draw:line-skew="0.999cm" svg:x1="17.848cm" svg:y1="23.501cm" svg:x2="9.35cm" svg:y2="12.6cm" draw:start-shape="id7" draw:start-glue-point="1" draw:end-shape="id4" draw:end-glue-point="4" svg:d="M17848 23501h1500v-11402h-9998v501" svg:viewBox="0 0 9999 11403">
          <text:p/>
        </draw:connector>
        <draw:custom-shape draw:style-name="gr9" draw:text-style-name="P1" xml:id="id8" draw:id="id8" draw:layer="layout" svg:width="5cm" svg:height="1.5cm" svg:x="1.6cm" svg:y="17.6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7.3cm" svg:y1="14.85cm" svg:x2="4.1cm" svg:y2="17.6cm" draw:start-shape="id4" draw:start-glue-point="5" draw:end-shape="id8" svg:d="M7300 14850h-3200v2750" svg:viewBox="0 0 3201 2751">
          <text:p text:style-name="P1">NIE</text:p>
        </draw:connector>
        <draw:connector draw:style-name="gr3" draw:text-style-name="P2" draw:layer="layout" draw:type="line" svg:x1="4.1cm" svg:y1="19.1cm" svg:x2="4.1cm" svg:y2="22.6cm" draw:start-shape="id8" draw:start-glue-point="8" draw:end-shape="id9" svg:d="M4100 19100v3500" svg:viewBox="0 0 1 3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7.315763882</meta:creation-date>
    <dc:date>2019-11-20T07:44:10.694261772</dc:date>
    <meta:editing-duration>PT5M23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